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T1" style:family="text">
      <style:text-properties fo:color="#2e74b5" loext:opacity="100%" officeooo:rsid="00062416" style:font-name-asian="DejaVu Sans" style:font-name-complex="DejaVu Sans"/>
    </style:style>
    <style:style style:name="T2" style:family="text">
      <style:text-properties fo:color="#2e74b5" loext:opacity="100%" officeooo:rsid="0095f876" style:font-name-asian="DejaVu Sans" style:font-name-complex="DejaVu Sans"/>
    </style:style>
    <style:style style:name="T3" style:family="text">
      <style:text-properties officeooo:rsid="0091579b"/>
    </style:style>
    <style:style style:name="T4" style:family="text">
      <style:text-properties fo:font-size="16pt" officeooo:rsid="0094120c" style:font-name-asian="DejaVu Sans" style:font-size-asian="16pt" style:font-name-complex="DejaVu Sans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itre n° <text:span text:style-name="T2">4</text:span>: modéliser les transformations chimiques</text:h>
      <text:p text:style-name="P2"/>
      <text:h text:style-name="P4" text:outline-level="3">Trame de <text:span text:style-name="T4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Activités</text:p>
          </table:table-cell>
          <table:table-cell table:style-name="Tableau1.B1" office:value-type="string">
            <text:p text:style-name="P5">Objectif<text:span text:style-name="T3">s</text:span> </text:p>
          </table:table-cell>
          <table:table-cell table:style-name="Tableau1.C1" office:value-type="string">
            <text:p text:style-name="P6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9">Activité 1 : 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Activité 2 : 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10">Activité 3 : 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5" table:number-columns-spanned="3" office:value-type="string">
            <text:p text:style-name="P8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2:16:32.124282023</meta:creation-date>
    <meta:editing-duration>PT31S</meta:editing-duration>
    <meta:editing-cycles>2</meta:editing-cycles>
    <meta:generator>LibreOffice/7.0.4.2$Linux_X86_64 LibreOffice_project/00$Build-2</meta:generator>
    <meta:initial-creator>J Cercy</meta:initial-creator>
    <dc:date>2020-12-27T12:17:01.415146107</dc:date>
    <dc:creator>J Cercy</dc:creator>
    <meta:document-statistic meta:table-count="1" meta:image-count="0" meta:object-count="0" meta:page-count="1" meta:paragraph-count="9" meta:word-count="30" meta:character-count="184" meta:non-whitespace-character-count="158"/>
    <meta:template xlink:type="simple" xlink:actuate="onRequest" xlink:title="trame_type" xlink:href="../../../../../../../mes_ressources/document%20type/trame_type.ott" meta:date="2020-12-27T12:16:30.568169755"/>
  </office:meta>
</office:document-meta>
</file>